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fo:color="#000000" fo:font-size="12pt" style:text-underline-style="none" officeooo:rsid="0033750c" officeooo:paragraph-rsid="0033750c" style:font-size-asian="10.5pt" style:font-size-complex="12pt"/>
    </style:style>
    <style:style style:name="P4" style:family="paragraph" style:parent-style-name="Text_20_body">
      <style:text-properties officeooo:paragraph-rsid="002cf427"/>
    </style:style>
    <style:style style:name="P5" style:family="paragraph" style:parent-style-name="Text_20_body">
      <style:text-properties officeooo:paragraph-rsid="002e4527"/>
    </style:style>
    <style:style style:name="P6" style:family="paragraph" style:parent-style-name="Header">
      <style:text-properties officeooo:paragraph-rsid="002f44a8"/>
    </style:style>
    <style:style style:name="P7" style:family="paragraph" style:parent-style-name="Header">
      <style:text-properties officeooo:paragraph-rsid="00304a11"/>
    </style:style>
    <style:style style:name="P8" style:family="paragraph" style:parent-style-name="Header">
      <style:text-properties officeooo:paragraph-rsid="0031fce7"/>
    </style:style>
    <style:style style:name="P9" style:family="paragraph" style:parent-style-name="Header">
      <style:text-properties officeooo:paragraph-rsid="0033750c"/>
    </style:style>
    <style:style style:name="P10" style:family="paragraph" style:parent-style-name="Heading_20_1">
      <style:text-properties fo:color="#ff0000" style:text-underline-style="solid" style:text-underline-width="auto" style:text-underline-color="font-color" officeooo:paragraph-rsid="002b20c8"/>
    </style:style>
    <style:style style:name="P11" style:family="paragraph" style:parent-style-name="Heading_20_1">
      <style:text-properties officeooo:paragraph-rsid="0033750c"/>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b20c8" style:font-size-asian="20pt" style:font-weight-asian="bold" style:font-size-complex="20pt" style:font-weight-complex="bold"/>
    </style:style>
    <style:style style:name="T7" style:family="text">
      <style:text-properties fo:color="#ff0000" style:text-underline-style="solid" style:text-underline-width="auto" style:text-underline-color="font-color" officeooo:rsid="0033750c"/>
    </style:style>
    <style:style style:name="T8" style:family="text">
      <style:text-properties fo:color="#ff0000" style:font-name="sans-serif" fo:font-size="17.25pt"/>
    </style:style>
    <style:style style:name="T9" style:family="text">
      <style:text-properties fo:color="#ff0000" style:font-name="sans-serif" fo:font-size="17.25pt" style:text-underline-style="solid" style:text-underline-width="auto" style:text-underline-color="font-color"/>
    </style:style>
    <style:style style:name="T10" style:family="text">
      <style:text-properties officeooo:rsid="002b20c8"/>
    </style:style>
    <style:style style:name="T11" style:family="text">
      <style:text-properties style:font-name="sans-serif"/>
    </style:style>
    <style:style style:name="T12" style:family="text">
      <style:text-properties style:font-name="sans-serif" fo:font-size="17.25pt"/>
    </style:style>
    <style:style style:name="T13" style:family="text">
      <style:text-properties style:font-name="sans-serif" fo:font-size="17.25pt" style:text-underline-style="solid" style:text-underline-width="auto" style:text-underline-color="font-color"/>
    </style:style>
    <style:style style:name="T14" style:family="text">
      <style:text-properties fo:color="#000000" style:font-name="sans-serif" fo:font-size="12pt" style:text-underline-style="none" officeooo:rsid="002cf427"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2cf427" style:font-size-asian="12pt" style:font-size-complex="12pt"/>
    </style:style>
    <style:style style:name="T17" style:family="text">
      <style:text-properties officeooo:rsid="002e4527"/>
    </style:style>
    <style:style style:name="T18" style:family="text">
      <style:text-properties officeooo:rsid="002f44a8"/>
    </style:style>
    <style:style style:name="T19" style:family="text">
      <style:text-properties officeooo:rsid="00304a11"/>
    </style:style>
    <style:style style:name="T20" style:family="text">
      <style:text-properties officeooo:rsid="0031fce7"/>
    </style:style>
    <style:style style:name="T21" style:family="text">
      <style:text-properties officeooo:rsid="003216f8"/>
    </style:style>
    <style:style style:name="T22" style:family="text">
      <style:text-properties officeooo:rsid="0033750c"/>
    </style:style>
    <style:style style:name="T23" style:family="text">
      <style:text-properties style:text-underline-style="solid" style:text-underline-width="auto" style:text-underline-color="font-color" officeooo:rsid="0033750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h text:style-name="P10" text:outline-level="1"><text:span text:style-name="T10">1) </text:span><text:span text:style-name="T12">Utilisation de phpMyAdmin :</text:span></text:h>
      <text:p text:style-name="P4"><text:span text:style-name="T14">d) La requête </text:span><text:a xlink:type="simple" xlink:href="https://194.199.227.110/phpMyAdmin/url.php?url=https://dev.mysql.com/doc/refman/5.5/en/select.html" office:target-frame-name="mysql_doc" xlink:show="replace" text:style-name="Internet_20_link" text:visited-style-name="Visited_20_Internet_20_Link"><text:span text:style-name="Source_20_Text"><text:span text:style-name="T15">SELECT</text:span></text:span></text:a><text:span text:style-name="Source_20_Text"><text:span text:style-name="T15"> * FROM `personnes` </text:span></text:span><text:span text:style-name="Source_20_Text"><text:span text:style-name="T16">a été exécutée.Il y a 990 enregistrements</text:span></text:span></text:p>
      <text:p text:style-name="P5"><text:span text:style-name="Source_20_Text"><text:span text:style-name="T17">e) SELECT COUNT(*) FROM `personnes` WHERE 1</text:span></text:span></text:p>
      <text:p text:style-name="P5"><text:span text:style-name="Source_20_Text"><text:span text:style-name="T17">f) On va dans le menu afficher et on descend à la 18ème ligne puis on clique sur le crayon pour modifier les données. On choisit la case mail et la modifie. La requête suivante est celle qui a été exéxutée : </text:span></text:span><text:a xlink:type="simple" xlink:href="https://194.199.227.110/phpMyAdmin/url.php?url=https://dev.mysql.com/doc/refman/5.5/en/update.html" office:target-frame-name="mysql_doc" xlink:show="replace" text:style-name="Internet_20_link" text:visited-style-name="Visited_20_Internet_20_Link"><text:span text:style-name="Source_20_Text">UPDATE</text:span></text:a><text:span text:style-name="Source_20_Text"> `personnes` </text:span><text:a xlink:type="simple" xlink:href="https://194.199.227.110/phpMyAdmin/url.php?url=https://dev.mysql.com/doc/refman/5.5/en/set.html" office:target-frame-name="mysql_doc" xlink:show="replace" text:style-name="Internet_20_link" text:visited-style-name="Visited_20_Internet_20_Link"><text:span text:style-name="Source_20_Text">SET</text:span></text:a><text:span text:style-name="Source_20_Text"> `mail` = 'coucoutoi@gmail.com' WHERE `personnes`.`noPersonne` = 18;</text:span></text:p>
      <text:p text:style-name="P6"><text:span text:style-name="Source_20_Text"><text:span text:style-name="T18">g) Pour insérer une nouvelle personne dans la table il faut aller dans le menu insérer et on dedans on entre des données puis on exécute. La ligne se crée et la nouvelle personne a l’identifiant 991.</text:span></text:span></text:p>
      <text:p text:style-name="P6"><text:span text:style-name="Source_20_Text"/></text:p>
      <text:p text:style-name="P6"><text:span text:style-name="Source_20_Text"><text:span text:style-name="T18">h) J’exporte via le menu exporter mes données dans un fichier au format que je veux (ici SQL) et quand je visualise ce fichier je peux voir la table avec tous les champs et les données à l’intérieur.</text:span></text:span></text:p>
      <text:p text:style-name="P6"><text:span text:style-name="Source_20_Text"/></text:p>
      <text:p text:style-name="P6"><text:span text:style-name="Source_20_Text"><text:span text:style-name="T19">j) Pour réinsérer la table personnes il faut aller dans le menu import et récupérer le fichier personne.sql qui a été enregistré juste avant.</text:span></text:span></text:p>
      <text:p text:style-name="P6"><text:span text:style-name="Source_20_Text"/></text:p>
      <text:p text:style-name="P7"><text:span text:style-name="Source_20_Text"><text:span text:style-name="T19">k) Pour copier les données d’une table dans une nouvelle table on va sur la table qu’on veut copier et on va dans le menu opérations et copier la table vers XXX.</text:span></text:span></text:p>
      <text:p text:style-name="P7"><text:span text:style-name="Source_20_Text"/></text:p>
      <text:p text:style-name="P8"><text:span text:style-name="Source_20_Text"><text:span text:style-name="T20">l) Pour renommer la table il faut encore aller dans le menu opérations et il faut modifier le nom de la table.</text:span></text:span></text:p>
      <text:p text:style-name="P8"><text:span text:style-name="Source_20_Text"/></text:p>
      <text:p text:style-name="P9"><text:span text:style-name="Source_20_Text"><text:span text:style-name="T21">m) Si on supprime les données de la table puis qu’on ajoute un enregistrement le noAuteur reprend après la dernière donnée qui était dans le dernier champ (ici la dernière donnée était 1500 et après un nouvel enregistrement les nouvelles données ne recommencent pas à 1 mais à 1501).</text:span></text:span></text:p>
      <text:p text:style-name="P9"><text:span text:style-name="Source_20_Text"/></text:p>
      <text:p text:style-name="P9"><text:span text:style-name="Source_20_Text"><text:span text:style-name="T22">n) Après avoir vidé la table cette fois les données recommencent à 1.</text:span></text:span></text:p>
      <text:p text:style-name="P9"><text:span text:style-name="Source_20_Text"/></text:p>
      <text:h text:style-name="P11" text:outline-level="1"><text:soft-page-break/><text:span text:style-name="Source_20_Text"><text:span text:style-name="T7">2) </text:span></text:span><text:span text:style-name="Source_20_Text"><text:span text:style-name="T9">Manipulation des données </text:span></text:span><text:span text:style-name="T9">:</text:span></text:h>
      <text:p text:style-name="P3"><text:span text:style-name="T11">a) </text:span></text:p>
      <text:h text:style-name="P11" text:outline-level="1"><text:span text:style-name="Source_20_Text"><tex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b20c8"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text:span><text:span text:style-name="MT6"> M</text:span><text:span text:style-name="MT5">2104</text:span></text:p>
      </style:header>
      <style:footer>
        <text:p text:style-name="MP2"><text:date style:data-style-name="N37" text:date-value="2019-01-29T17:53:35.431838482">29/01/19</text:date><text:tab/><text:page-number text:select-page="current">2</text:page-number>/<text:page-count>2</text:page-count><text:tab/><text:date style:data-style-name="N37" text:date-value="2019-01-29T17:53:35.432159090">29/01/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1-29T17:26:39.418208492</dc:date>
    <meta:editing-duration>PT24M41S</meta:editing-duration>
    <meta:editing-cycles>9</meta:editing-cycles>
    <meta:generator>LibreOffice/5.1.6.2$Linux_X86_64 LibreOffice_project/10m0$Build-2</meta:generator>
    <meta:document-statistic meta:table-count="0" meta:image-count="0" meta:object-count="0" meta:page-count="2" meta:paragraph-count="18" meta:word-count="310" meta:character-count="1714" meta:non-whitespace-character-count="1418"/>
  </office:meta>
</office:document-meta>
</file>